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21C00006D600000520860C654FD.wmf" manifest:media-type=""/>
  <manifest:file-entry manifest:full-path="Object 1/Pictures/2000019800006D6000005208839D70C7.wmf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21C00006D600000520860C654FD.wmf" manifest:media-type=""/>
  <manifest:file-entry manifest:full-path="Object 2/Pictures/2000019800006D6000005208839D70C7.wmf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2000021C00006D600000520860C654FD.wmf" manifest:media-type=""/>
  <manifest:file-entry manifest:full-path="Object 6/Pictures/2000019800006D6000005208839D70C7.wmf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21C00006D600000520860C654FD.wmf" manifest:media-type=""/>
  <manifest:file-entry manifest:full-path="Object 3/Pictures/2000019800006D6000005208839D70C7.wmf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21C00006D600000520860C654FD.wmf" manifest:media-type=""/>
  <manifest:file-entry manifest:full-path="Object 4/Pictures/2000019800006D6000005208839D70C7.wmf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Pictures/2000019800006D6000005208839D70C7.wmf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Pictures/2000021C00006D600000520860C654FD.wmf" manifest:media-type=""/>
  <manifest:file-entry manifest:full-path="Object 5/Pictures/2000019800006D6000005208839D70C7.wmf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62in"/>
    </style:style>
    <style:style style:name="co2" style:family="table-column">
      <style:table-column-properties fo:break-before="auto" style:column-width="4.1681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1382in"/>
    </style:style>
    <style:style style:name="co6" style:family="table-column">
      <style:table-column-properties fo:break-before="auto" style:column-width="2.6791in"/>
    </style:style>
    <style:style style:name="co7" style:family="table-column">
      <style:table-column-properties fo:break-before="auto" style:column-width="5.5311in"/>
    </style:style>
    <style:style style:name="co8" style:family="table-column">
      <style:table-column-properties fo:break-before="auto" style:column-width="9.7193in"/>
    </style:style>
    <style:style style:name="co9" style:family="table-column">
      <style:table-column-properties fo:break-before="auto" style:column-width="0.9272in"/>
    </style:style>
    <style:style style:name="co10" style:family="table-column">
      <style:table-column-properties fo:break-before="auto" style:column-width="1.3299in"/>
    </style:style>
    <style:style style:name="co11" style:family="table-column">
      <style:table-column-properties fo:break-before="auto" style:column-width="0.7311in"/>
    </style:style>
    <style:style style:name="co12" style:family="table-column">
      <style:table-column-properties fo:break-before="auto" style:column-width="8.219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Micro-simpleobject">
      <style:table-properties table:display="true" style:writing-mode="lr-tb"/>
    </style:style>
    <style:style style:name="ta2" style:family="table" style:master-page-name="PageStyle_5f_Micro-complexobject">
      <style:table-properties table:display="true" style:writing-mode="lr-tb"/>
    </style:style>
    <style:style style:name="ta3" style:family="table" style:master-page-name="PageStyle_5f_Micro-array">
      <style:table-properties table:display="true" style:writing-mode="lr-tb"/>
    </style:style>
    <style:style style:name="ta4" style:family="table" style:master-page-name="PageStyle_5f_Major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fo:color="#3deb3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 fo:padding="0.028in"/>
    </style:style>
    <style:style style:name="ce11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Micro-simpleobject" table:style-name="ta1">
        <office:forms form:automatic-focus="false" form:apply-design-mode="false"/>
        <table:shapes>
          <draw:frame draw:z-index="0" draw:name="Chart 1" draw:style-name="gr1" draw:text-style-name="P1" svg:width="7.1028in" svg:height="4.6413in" svg:x="10.4886in" svg:y="3.2634in">
            <draw:object draw:notify-on-update-of-ranges="'Micro-simpleobject'.A21:'Micro-simpleobject'.A25 'Micro-simpleobject'.B20:'Micro-simpleobject'.B20 'Micro-simpleobject'.B21:'Micro-simpleobject'.B24 'Micro-simpleobject'.C20:'Micro-simpleobject'.C20 'Micro-simpleobject'.C21:'Micro-simpleobject'.C24 'Micro-simpleobject'.D20:'Micro-simpleobject'.D20 'Micro-simpleobject'.D21:'Micro-simpleobject'.D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draw:text-style-name="P1" svg:width="7.072in" svg:height="3.9657in" svg:x="10.5417in" svg:y="8.1126in">
            <draw:object draw:notify-on-update-of-ranges="'Micro-simpleobject'.A25:'Micro-simpleobject'.A27 'Micro-simpleobject'.B20:'Micro-simpleobject'.B20 'Micro-simpleobject'.B25:'Micro-simpleobject'.B27 'Micro-simpleobject'.D20:'Micro-simpleobject'.D20 'Micro-simpleobject'.D25:'Micro-simpleobject'.D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number-columns-repeated="254" table:default-cell-style-name="ce6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JOP running at 100 Mhz</text:p>
          </table:table-cell>
          <table:table-cell table:style-name="ce1" office:value-type="string" calcext:value-type="string">
            <text:p>65536 words (256KB) of main memory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# of Iterations (Time in us)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No-GC</text:p>
          </table:table-cell>
          <table:table-cell table:style-name="ce7" office:value-type="string" calcext:value-type="string">
            <text:p>JOP-GC</text:p>
          </table:table-cell>
          <table:table-cell table:style-name="ce7" office:value-type="string" calcext:value-type="string">
            <text:p>Isuru-GC</text:p>
          </table:table-cell>
          <table:table-cell table:style-name="ce7" office:value-type="string" calcext:value-type="string">
            <text:p>No-GC</text:p>
          </table:table-cell>
          <table:table-cell table:style-name="ce7" office:value-type="string" calcext:value-type="string">
            <text:p>JOP-GC</text:p>
          </table:table-cell>
          <table:table-cell table:style-name="ce7" office:value-type="string" calcext:value-type="string">
            <text:p>Isuru-GC</text:p>
          </table:table-cell>
          <table:table-cell table:style-name="ce7" office:value-type="string" calcext:value-type="string">
            <text:p>No-GC</text:p>
          </table:table-cell>
          <table:table-cell table:style-name="ce7" office:value-type="string" calcext:value-type="string">
            <text:p>JOP-GC</text:p>
          </table:table-cell>
          <table:table-cell table:style-name="ce7" office:value-type="string" calcext:value-type="string">
            <text:p>Isuru-GC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Simple (2 news)</text:p>
          </table:table-cell>
          <table:table-cell table:formula="of:=3684000/1000" office:value-type="float" office:value="3684" calcext:value-type="float">
            <text:p>3684</text:p>
          </table:table-cell>
          <table:table-cell table:formula="of:=8704000/1000" office:value-type="float" office:value="8704" calcext:value-type="float">
            <text:p>8704</text:p>
          </table:table-cell>
          <table:table-cell table:formula="of:=23665000/1000" office:value-type="float" office:value="23665" calcext:value-type="float">
            <text:p>23665</text:p>
          </table:table-cell>
          <table:table-cell table:formula="of:=7219000/1000" office:value-type="float" office:value="7219" calcext:value-type="float">
            <text:p>7219</text:p>
          </table:table-cell>
          <table:table-cell office:value-type="string" calcext:value-type="string">
            <text:p>N/A</text:p>
          </table:table-cell>
          <table:table-cell table:formula="of:=47180000/1000" office:value-type="float" office:value="47180" calcext:value-type="float">
            <text:p>47180</text:p>
          </table:table-cell>
          <table:table-cell table:formula="of:=14289000/1000" office:value-type="float" office:value="14289" calcext:value-type="float">
            <text:p>14289</text:p>
          </table:table-cell>
          <table:table-cell office:value-type="string" calcext:value-type="string">
            <text:p>N/A</text:p>
          </table:table-cell>
          <table:table-cell table:formula="of:=267715000/1000" office:value-type="float" office:value="267715" calcext:value-type="float">
            <text:p>2677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emory allocation time ratio</text:p>
          </table:table-cell>
          <table:table-cell/>
          <table:table-cell table:formula="of:=[.C8]/[.B8]" office:value-type="float" office:value="2.36264929424539" calcext:value-type="float">
            <text:p>2.3626492942</text:p>
          </table:table-cell>
          <table:table-cell table:formula="of:=[.D8]/[.B8]" office:value-type="float" office:value="6.42372421281216" calcext:value-type="float">
            <text:p>6.4237242128</text:p>
          </table:table-cell>
          <table:table-cell table:number-columns-repeated="2"/>
          <table:table-cell table:formula="of:=[.G8]/[.E8]" office:value-type="float" office:value="6.53553123701344" calcext:value-type="float">
            <text:p>6.535531237</text:p>
          </table:table-cell>
          <table:table-cell table:number-columns-repeated="2"/>
          <table:table-cell table:formula="of:=[.J8]/[.H8]" office:value-type="float" office:value="18.7357407796207" calcext:value-type="float">
            <text:p>18.735740779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C time ratio (approx)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2"/>
          <table:table-cell table:formula="of:=267715/(14289*6.5)" office:value-type="float" office:value="2.88242165840318" calcext:value-type="float">
            <text:p>2.882421658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Even smaller for JOP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No-GC</text:p>
          </table:table-cell>
          <table:table-cell table:style-name="ce7" office:value-type="string" calcext:value-type="string">
            <text:p>JOP-GC</text:p>
          </table:table-cell>
          <table:table-cell table:style-name="ce7" office:value-type="string" calcext:value-type="string">
            <text:p>Isuru-GC</text:p>
          </table:table-cell>
          <table:table-cell table:style-name="ce7" office:value-type="string" calcext:value-type="string">
            <text:p>No-GC</text:p>
          </table:table-cell>
          <table:table-cell table:style-name="ce7" office:value-type="string" calcext:value-type="string">
            <text:p>JOP-GC</text:p>
          </table:table-cell>
          <table:table-cell table:style-name="ce7" office:value-type="string" calcext:value-type="string">
            <text:p>Isuru-GC</text:p>
          </table:table-cell>
          <table:table-cell table:style-name="ce7" office:value-type="string" calcext:value-type="string">
            <text:p>No-GC</text:p>
          </table:table-cell>
          <table:table-cell table:style-name="ce7" office:value-type="string" calcext:value-type="string">
            <text:p>JOP-GC</text:p>
          </table:table-cell>
          <table:table-cell table:style-name="ce7" office:value-type="string" calcext:value-type="string">
            <text:p>Isuru-GC</text:p>
          </table:table-cell>
          <table:table-cell table:style-name="ce7" table:number-columns-repeated="1014"/>
        </table:table-row>
        <table:table-row table:style-name="ro1">
          <table:table-cell/>
          <table:table-cell table:formula="of:=855000/1000" office:value-type="float" office:value="855" calcext:value-type="float">
            <text:p>855</text:p>
          </table:table-cell>
          <table:table-cell table:formula="of:=1859000/1000" office:value-type="float" office:value="1859" calcext:value-type="float">
            <text:p>1859</text:p>
          </table:table-cell>
          <table:table-cell table:formula="of:=4852000/1000" office:value-type="float" office:value="4852" calcext:value-type="float">
            <text:p>4852</text:p>
          </table:table-cell>
          <table:table-cell table:formula="of:=1536000/1000" office:value-type="float" office:value="1536" calcext:value-type="float">
            <text:p>1536</text:p>
          </table:table-cell>
          <table:table-cell table:formula="of:=3571000/1000" office:value-type="float" office:value="3571" calcext:value-type="float">
            <text:p>3571</text:p>
          </table:table-cell>
          <table:table-cell table:formula="of:=9556000/1000" office:value-type="float" office:value="9556" calcext:value-type="float">
            <text:p>9556</text:p>
          </table:table-cell>
          <table:table-cell table:formula="of:=2977000/1000" office:value-type="float" office:value="2977" calcext:value-type="float">
            <text:p>2977</text:p>
          </table:table-cell>
          <table:table-cell table:formula="of:=6994000/1000" office:value-type="float" office:value="6994" calcext:value-type="float">
            <text:p>6994</text:p>
          </table:table-cell>
          <table:table-cell table:formula="of:=18962000/1000" office:value-type="float" office:value="18962" calcext:value-type="float">
            <text:p>1896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16]/[.B16]" office:value-type="float" office:value="2.17426900584795" calcext:value-type="float">
            <text:p>2.1742690058</text:p>
          </table:table-cell>
          <table:table-cell table:formula="of:=[.D16]/[.B16]" office:value-type="float" office:value="5.67485380116959" calcext:value-type="float">
            <text:p>5.6748538012</text:p>
          </table:table-cell>
          <table:table-cell/>
          <table:table-cell table:formula="of:=[.F16]/[.E16]" office:value-type="float" office:value="2.32486979166667" calcext:value-type="float">
            <text:p>2.3248697917</text:p>
          </table:table-cell>
          <table:table-cell table:formula="of:=[.G16]/[.E16]" office:value-type="float" office:value="6.22135416666667" calcext:value-type="float">
            <text:p>6.2213541667</text:p>
          </table:table-cell>
          <table:table-cell/>
          <table:table-cell table:formula="of:=[.I16]/[.H16]" office:value-type="float" office:value="2.34934497816594" calcext:value-type="float">
            <text:p>2.3493449782</text:p>
          </table:table-cell>
          <table:table-cell table:formula="of:=[.J16]/[.H16]" office:value-type="float" office:value="6.36949949613705" calcext:value-type="float">
            <text:p>6.36949949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m-allocti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JOP-GC</text:p>
          </table:table-cell>
          <table:table-cell office:value-type="string" calcext:value-type="string">
            <text:p>AGC</text:p>
          </table:table-cell>
          <table:table-cell table:number-columns-repeated="102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55" calcext:value-type="float">
            <text:p>855</text:p>
          </table:table-cell>
          <table:table-cell office:value-type="float" office:value="1859" calcext:value-type="float">
            <text:p>1859</text:p>
          </table:table-cell>
          <table:table-cell office:value-type="float" office:value="1683" calcext:value-type="float">
            <text:p>1683</text:p>
          </table:table-cell>
          <table:table-cell table:formula="of:=[.D21]/[.B21]" office:value-type="float" office:value="1.96842105263158" calcext:value-type="float">
            <text:p>1.9684210526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536" calcext:value-type="float">
            <text:p>1536</text:p>
          </table:table-cell>
          <table:table-cell office:value-type="float" office:value="3571" calcext:value-type="float">
            <text:p>3571</text:p>
          </table:table-cell>
          <table:table-cell office:value-type="float" office:value="3219" calcext:value-type="float">
            <text:p>3219</text:p>
          </table:table-cell>
          <table:table-cell table:formula="of:=[.D22]/[.B22]" office:value-type="float" office:value="2.095703125" calcext:value-type="float">
            <text:p>2.095703125</text:p>
          </table:table-cell>
          <table:table-cell table:number-columns-repeated="101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977" calcext:value-type="float">
            <text:p>2977</text:p>
          </table:table-cell>
          <table:table-cell office:value-type="float" office:value="6994" calcext:value-type="float">
            <text:p>6994</text:p>
          </table:table-cell>
          <table:table-cell office:value-type="float" office:value="6289" calcext:value-type="float">
            <text:p>6289</text:p>
          </table:table-cell>
          <table:table-cell table:formula="of:=[.D23]/[.B23]" office:value-type="float" office:value="2.11252939200537" calcext:value-type="float">
            <text:p>2.112529392</text:p>
          </table:table-cell>
          <table:table-cell table:number-columns-repeated="101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684" calcext:value-type="float">
            <text:p>3684</text:p>
          </table:table-cell>
          <table:table-cell office:value-type="float" office:value="8704" calcext:value-type="float">
            <text:p>8704</text:p>
          </table:table-cell>
          <table:table-cell office:value-type="float" office:value="7824" calcext:value-type="float">
            <text:p>7824</text:p>
          </table:table-cell>
          <table:table-cell table:formula="of:=[.D24]/[.B24]" office:value-type="float" office:value="2.12377850162866" calcext:value-type="float">
            <text:p>2.1237785016</text:p>
          </table:table-cell>
          <table:table-cell table:number-columns-repeated="1019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N/A</text:p>
          </table:table-cell>
          <table:table-cell office:value-type="float" office:value="15499" calcext:value-type="float">
            <text:p>15499</text:p>
          </table:table-cell>
          <table:table-cell table:formula="of:=[.D25]/[.B25]" office:value-type="float" office:value="2.14697326499515" calcext:value-type="float">
            <text:p>2.146973265</text:p>
          </table:table-cell>
          <table:table-cell table:number-columns-repeated="1019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4289" calcext:value-type="float">
            <text:p>14289</text:p>
          </table:table-cell>
          <table:table-cell office:value-type="string" calcext:value-type="string">
            <text:p>N/A</text:p>
          </table:table-cell>
          <table:table-cell office:value-type="float" office:value="39189" calcext:value-type="float">
            <text:p>39189</text:p>
          </table:table-cell>
          <table:table-cell table:formula="of:=[.D26]/[.B26]" office:value-type="float" office:value="2.7425992021835" calcext:value-type="float">
            <text:p>2.7425992022</text:p>
          </table:table-cell>
          <table:table-cell table:number-columns-repeated="1019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28429" calcext:value-type="float">
            <text:p>28429</text:p>
          </table:table-cell>
          <table:table-cell office:value-type="string" calcext:value-type="string">
            <text:p>N/A</text:p>
          </table:table-cell>
          <table:table-cell office:value-type="float" office:value="97468" calcext:value-type="float">
            <text:p>97468</text:p>
          </table:table-cell>
          <table:table-cell table:formula="of:=[.D27]/[.B27]" office:value-type="float" office:value="3.42847092757396" calcext:value-type="float">
            <text:p>3.428470927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AVERAGE([.E21:.E27])" office:value-type="float" office:value="2.37406792371689" calcext:value-type="float">
            <text:p>2.374067923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mory words--alloc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JOP-GC</text:p>
          </table:table-cell>
          <table:table-cell office:value-type="string" calcext:value-type="string">
            <text:p>Isuru-GC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20*[.A33]" office:value-type="float" office:value="2000" calcext:value-type="float">
            <text:p>2000</text:p>
          </table:table-cell>
          <table:table-cell table:formula="of:=26*[.A33]" office:value-type="float" office:value="2600" calcext:value-type="float">
            <text:p>2600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20*[.A34]" office:value-type="float" office:value="4000" calcext:value-type="float">
            <text:p>4000</text:p>
          </table:table-cell>
          <table:table-cell table:formula="of:=26*[.A34]" office:value-type="float" office:value="5200" calcext:value-type="float">
            <text:p>5200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formula="of:=20*[.A35]" office:value-type="float" office:value="8000" calcext:value-type="float">
            <text:p>8000</text:p>
          </table:table-cell>
          <table:table-cell table:formula="of:=26*[.A35]" office:value-type="float" office:value="10400" calcext:value-type="float">
            <text:p>10400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formula="of:=20*[.A36]" office:value-type="float" office:value="10000" calcext:value-type="float">
            <text:p>10000</text:p>
          </table:table-cell>
          <table:table-cell table:formula="of:=26*[.A36]" office:value-type="float" office:value="13000" calcext:value-type="float">
            <text:p>13000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table:formula="of:=26*[.A37]" office:value-type="float" office:value="26000" calcext:value-type="float">
            <text:p>26000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table:formula="of:=26*[.A38]" office:value-type="float" office:value="52000" calcext:value-type="float">
            <text:p>52000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table:formula="of:=26*[.A39]" office:value-type="float" office:value="104000" calcext:value-type="float">
            <text:p>104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igger for u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hod size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JOP-GC</text:p>
          </table:table-cell>
          <table:table-cell office:value-type="string" calcext:value-type="string">
            <text:p>Isuru-GC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-complexobject" table:style-name="ta2">
        <office:forms form:automatic-focus="false" form:apply-design-mode="false"/>
        <table:shapes>
          <draw:frame draw:z-index="0" draw:name="Chart 1" draw:style-name="gr1" draw:text-style-name="P1" svg:width="6.3047in" svg:height="3.5441in" svg:x="12.8539in" svg:y="0.6661in">
            <draw:object draw:notify-on-update-of-ranges="'Micro-complexobject'.A7:'Micro-complexobject'.A11 'Micro-complexobject'.B6:'Micro-complexobject'.B6 'Micro-complexobject'.B7:'Micro-complexobject'.B10 'Micro-complexobject'.C6:'Micro-complexobject'.C6 'Micro-complexobject'.C7:'Micro-complexobject'.C10 'Micro-complexobject'.D6:'Micro-complexobject'.D6 'Micro-complexobject'.D7:'Micro-complexobject'.D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2" draw:style-name="gr1" draw:text-style-name="P1" svg:width="6.3055in" svg:height="3.5449in" svg:x="12.9406in" svg:y="4.4717in">
            <draw:object draw:notify-on-update-of-ranges="'Micro-complexobject'.A11:'Micro-complexobject'.A13 'Micro-complexobject'.B6:'Micro-complexobject'.B6 'Micro-complexobject'.B11:'Micro-complexobject'.B13 'Micro-complexobject'.D6:'Micro-complexobject'.D6 'Micro-complexobject'.D11:'Micro-complexobject'.D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6"/>
        <table:table-column table:style-name="co4" table:number-columns-repeated="255" table:default-cell-style-name="ce6"/>
        <table:table-row table:style-name="ro1">
          <table:table-cell office:value-type="string" calcext:value-type="string">
            <text:p>JOP running at 100 Mhz</text:p>
          </table:table-cell>
          <table:table-cell table:style-name="ce1" office:value-type="string" calcext:value-type="string">
            <text:p>65536 words (256KB) of main memory</text:p>
          </table:table-cell>
          <table:table-cell table:number-columns-repeated="255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Mem-alloctime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JOP-GC</text:p>
          </table:table-cell>
          <table:table-cell office:value-type="string" calcext:value-type="string">
            <text:p>AGC</text:p>
          </table:table-cell>
          <table:table-cell table:number-columns-repeated="25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046" calcext:value-type="float">
            <text:p>1046</text:p>
          </table:table-cell>
          <table:table-cell office:value-type="float" office:value="2077" calcext:value-type="float">
            <text:p>2077</text:p>
          </table:table-cell>
          <table:table-cell office:value-type="float" office:value="1921" calcext:value-type="float">
            <text:p>1921</text:p>
          </table:table-cell>
          <table:table-cell table:formula="of:=[.D7]/[.B7]" office:value-type="float" office:value="1.83652007648184" calcext:value-type="float">
            <text:p>1.8365200765</text:p>
          </table:table-cell>
          <table:table-cell table:number-columns-repeated="252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944" calcext:value-type="float">
            <text:p>1944</text:p>
          </table:table-cell>
          <table:table-cell office:value-type="float" office:value="4004" calcext:value-type="float">
            <text:p>4004</text:p>
          </table:table-cell>
          <table:table-cell office:value-type="float" office:value="3691" calcext:value-type="float">
            <text:p>3691</text:p>
          </table:table-cell>
          <table:table-cell table:formula="of:=[.D8]/[.B8]" office:value-type="float" office:value="1.89866255144033" calcext:value-type="float">
            <text:p>1.8986625514</text:p>
          </table:table-cell>
          <table:table-cell table:number-columns-repeated="252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3738" calcext:value-type="float">
            <text:p>3738</text:p>
          </table:table-cell>
          <table:table-cell office:value-type="float" office:value="7858" calcext:value-type="float">
            <text:p>7858</text:p>
          </table:table-cell>
          <table:table-cell office:value-type="float" office:value="7231" calcext:value-type="float">
            <text:p>7231</text:p>
          </table:table-cell>
          <table:table-cell table:formula="of:=[.D9]/[.B9]" office:value-type="float" office:value="1.93445692883895" calcext:value-type="float">
            <text:p>1.9344569288</text:p>
          </table:table-cell>
          <table:table-cell table:number-columns-repeated="252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4636" calcext:value-type="float">
            <text:p>4636</text:p>
          </table:table-cell>
          <table:table-cell office:value-type="float" office:value="9785" calcext:value-type="float">
            <text:p>9785</text:p>
          </table:table-cell>
          <table:table-cell office:value-type="float" office:value="9001" calcext:value-type="float">
            <text:p>9001</text:p>
          </table:table-cell>
          <table:table-cell table:formula="of:=[.D10]/[.B10]" office:value-type="float" office:value="1.94154443485764" calcext:value-type="float">
            <text:p>1.9415444349</text:p>
          </table:table-cell>
          <table:table-cell table:number-columns-repeated="252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9122" calcext:value-type="float">
            <text:p>9122</text:p>
          </table:table-cell>
          <table:table-cell office:value-type="string" calcext:value-type="string">
            <text:p>N/A</text:p>
          </table:table-cell>
          <table:table-cell office:value-type="float" office:value="17851" calcext:value-type="float">
            <text:p>17851</text:p>
          </table:table-cell>
          <table:table-cell table:formula="of:=[.D11]/[.B11]" office:value-type="float" office:value="1.95691734268801" calcext:value-type="float">
            <text:p>1.9569173427</text:p>
          </table:table-cell>
          <table:table-cell table:number-columns-repeated="25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N/A</text:p>
          </table:table-cell>
          <table:table-cell office:value-type="float" office:value="41342" calcext:value-type="float">
            <text:p>41342</text:p>
          </table:table-cell>
          <table:table-cell table:formula="of:=[.D12]/[.B12]" office:value-type="float" office:value="2.28471953578337" calcext:value-type="float">
            <text:p>2.2847195358</text:p>
          </table:table-cell>
          <table:table-cell table:number-columns-repeated="252"/>
        </table:table-row>
        <table:table-row table:style-name="ro2">
          <table:table-cell office:value-type="float" office:value="8200" calcext:value-type="float">
            <text:p>8200</text:p>
          </table:table-cell>
          <table:table-cell office:value-type="float" office:value="36042" calcext:value-type="float">
            <text:p>36042</text:p>
          </table:table-cell>
          <table:table-cell office:value-type="string" calcext:value-type="string">
            <text:p>N/A</text:p>
          </table:table-cell>
          <table:table-cell office:value-type="float" office:value="94658" calcext:value-type="float">
            <text:p>94658</text:p>
          </table:table-cell>
          <table:table-cell table:formula="of:=[.D13]/[.B13]" office:value-type="float" office:value="2.62632484323844" calcext:value-type="float">
            <text:p>2.6263248432</text:p>
          </table:table-cell>
          <table:table-cell table:number-columns-repeated="252"/>
        </table:table-row>
        <table:table-row table:style-name="ro1">
          <table:table-cell table:number-columns-repeated="4"/>
          <table:table-cell table:formula="of:=AVERAGE([.E7:.E13])" office:value-type="float" office:value="2.06844938761837" calcext:value-type="float">
            <text:p>2.0684493876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emory words--allocated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JOP-GC</text:p>
          </table:table-cell>
          <table:table-cell office:value-type="string" calcext:value-type="string">
            <text:p>Isuru-GC</text:p>
          </table:table-cell>
          <table:table-cell table:number-columns-repeated="25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(20*[.A17])+(29*[.A17]/20)" office:value-type="float" office:value="2145" calcext:value-type="float">
            <text:p>2145</text:p>
          </table:table-cell>
          <table:table-cell table:formula="of:=(26*[.A17])+(39*[.A17]/20)" office:value-type="float" office:value="2795" calcext:value-type="float">
            <text:p>2795</text:p>
          </table:table-cell>
          <table:table-cell table:number-columns-repeated="25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table:formula="of:=(20*[.A18])+(29*[.A18]/20)" office:value-type="float" office:value="4290" calcext:value-type="float">
            <text:p>4290</text:p>
          </table:table-cell>
          <table:table-cell table:formula="of:=(26*[.A18])+(39*[.A18]/20)" office:value-type="float" office:value="5590" calcext:value-type="float">
            <text:p>5590</text:p>
          </table:table-cell>
          <table:table-cell table:number-columns-repeated="25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 table:formula="of:=(20*[.A19])+(29*[.A19]/20)" office:value-type="float" office:value="8580" calcext:value-type="float">
            <text:p>8580</text:p>
          </table:table-cell>
          <table:table-cell table:formula="of:=(26*[.A19])+(39*[.A19]/20)" office:value-type="float" office:value="11180" calcext:value-type="float">
            <text:p>11180</text:p>
          </table:table-cell>
          <table:table-cell table:number-columns-repeated="25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formula="of:=(20*[.A20])+(29*[.A20]/20)" office:value-type="float" office:value="10725" calcext:value-type="float">
            <text:p>10725</text:p>
          </table:table-cell>
          <table:table-cell table:formula="of:=(26*[.A20])+(39*[.A20]/20)" office:value-type="float" office:value="13975" calcext:value-type="float">
            <text:p>13975</text:p>
          </table:table-cell>
          <table:table-cell table:number-columns-repeated="25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formula="of:=(20*[.A21])+(29*[.A21]/20)" office:value-type="float" office:value="21450" calcext:value-type="float">
            <text:p>21450</text:p>
          </table:table-cell>
          <table:table-cell table:formula="of:=(26*[.A21])+(39*[.A21]/20)" office:value-type="float" office:value="27950" calcext:value-type="float">
            <text:p>27950</text:p>
          </table:table-cell>
          <table:table-cell table:number-columns-repeated="25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formula="of:=(20*[.A22])+(29*[.A22]/20)" office:value-type="float" office:value="42900" calcext:value-type="float">
            <text:p>42900</text:p>
          </table:table-cell>
          <table:table-cell table:formula="of:=(26*[.A22])+(39*[.A22]/20)" office:value-type="float" office:value="55900" calcext:value-type="float">
            <text:p>55900</text:p>
          </table:table-cell>
          <table:table-cell table:number-columns-repeated="25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formula="of:=(20*[.A23])+(29*[.A23]/20)" office:value-type="float" office:value="85800" calcext:value-type="float">
            <text:p>85800</text:p>
          </table:table-cell>
          <table:table-cell table:formula="of:=(26*[.A23])+(39*[.A23]/20)" office:value-type="float" office:value="111800" calcext:value-type="float">
            <text:p>11180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5" office:value-type="string" calcext:value-type="string">
            <text:p>Bigger for us! Increases by 19 bytes for each new replaced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Method size (bytes)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JOP-GC</text:p>
          </table:table-cell>
          <table:table-cell office:value-type="string" calcext:value-type="string">
            <text:p>Isuru-GC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53"/>
        </table:table-row>
        <table:table-row table:style-name="ro1" table:number-rows-repeated="104854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Micro-array" table:style-name="ta3">
        <table:shapes>
          <draw:frame draw:z-index="0" draw:name="Chart 1" draw:style-name="gr1" draw:text-style-name="P1" svg:width="6.3075in" svg:height="3.5449in" svg:x="11.035in" svg:y="0.8126in">
            <draw:object draw:notify-on-update-of-ranges="'Micro-array'.A8:'Micro-array'.A11 'Micro-array'.B7:'Micro-array'.B7 'Micro-array'.B8:'Micro-array'.B11 'Micro-array'.C7:'Micro-array'.C7 'Micro-array'.C8:'Micro-array'.C11 'Micro-array'.D7:'Micro-array'.D7 'Micro-array'.D8:'Micro-array'.D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name="Chart 2" draw:style-name="gr1" draw:text-style-name="P1" svg:width="6.3047in" svg:height="3.5441in" svg:x="11.1567in" svg:y="4.578in">
            <draw:object draw:notify-on-update-of-ranges="'Micro-array'.A12:'Micro-array'.A14 'Micro-array'.B7:'Micro-array'.B7 'Micro-array'.B12:'Micro-array'.B14 'Micro-array'.D7:'Micro-array'.D7 'Micro-array'.D12:'Micro-array'.D1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ce6"/>
        <table:table-column table:style-name="co6" table:default-cell-style-name="ce6"/>
        <table:table-column table:style-name="co4" table:number-columns-repeated="255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JOP running at 100 Mhz</text:p>
          </table:table-cell>
          <table:table-cell table:style-name="ce1" office:value-type="string" calcext:value-type="string">
            <text:p>65536 words (256KB) of main mem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nes are not a good idea for us, because the layout differs, so if-else will be affected!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m-alloctime</text:p>
          </table:table-cell>
          <table:table-cell table:style-name="ce1" office:value-type="string" calcext:value-type="string">
            <text:p>Time (us)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Iterations</text:p>
          </table:table-cell>
          <table:table-cell table:style-name="ce7" office:value-type="string" calcext:value-type="string">
            <text:p>No-GC</text:p>
          </table:table-cell>
          <table:table-cell table:style-name="ce7" office:value-type="string" calcext:value-type="string">
            <text:p>JOP-GC</text:p>
          </table:table-cell>
          <table:table-cell table:style-name="ce7" office:value-type="string" calcext:value-type="string">
            <text:p>AGC</text:p>
          </table:table-cell>
          <table:table-cell table:style-name="ce7" table:number-columns-repeated="1020"/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office:value-type="float" office:value="650" calcext:value-type="float">
            <text:p>650</text:p>
          </table:table-cell>
          <table:table-cell office:value-type="float" office:value="1663" calcext:value-type="float">
            <text:p>1663</text:p>
          </table:table-cell>
          <table:table-cell office:value-type="float" office:value="1858" calcext:value-type="float">
            <text:p>1858</text:p>
          </table:table-cell>
          <table:table-cell table:formula="of:=[.D8]/[.B8]" office:value-type="float" office:value="2.85846153846154" calcext:value-type="float">
            <text:p>2.8584615385</text:p>
          </table:table-cell>
          <table:table-cell table:number-columns-repeated="1019"/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office:value-type="float" office:value="1152" calcext:value-type="float">
            <text:p>1152</text:p>
          </table:table-cell>
          <table:table-cell office:value-type="float" office:value="3178" calcext:value-type="float">
            <text:p>3178</text:p>
          </table:table-cell>
          <table:table-cell office:value-type="float" office:value="3568" calcext:value-type="float">
            <text:p>3568</text:p>
          </table:table-cell>
          <table:table-cell table:formula="of:=[.D9]/[.B9]" office:value-type="float" office:value="3.09722222222222" calcext:value-type="float">
            <text:p>3.0972222222</text:p>
          </table:table-cell>
          <table:table-cell table:number-columns-repeated="1019"/>
        </table:table-row>
        <table:table-row table:style-name="ro2">
          <table:table-cell table:style-name="ce1" office:value-type="float" office:value="800" calcext:value-type="float">
            <text:p>800</text:p>
          </table:table-cell>
          <table:table-cell office:value-type="float" office:value="2154" calcext:value-type="float">
            <text:p>2154</text:p>
          </table:table-cell>
          <table:table-cell office:value-type="float" office:value="6206" calcext:value-type="float">
            <text:p>6206</text:p>
          </table:table-cell>
          <table:table-cell office:value-type="float" office:value="6986" calcext:value-type="float">
            <text:p>6986</text:p>
          </table:table-cell>
          <table:table-cell table:formula="of:=[.D10]/[.B10]" office:value-type="float" office:value="3.24326833797586" calcext:value-type="float">
            <text:p>3.243268338</text:p>
          </table:table-cell>
          <table:table-cell table:number-columns-repeated="1019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office:value-type="float" office:value="2655" calcext:value-type="float">
            <text:p>2655</text:p>
          </table:table-cell>
          <table:table-cell office:value-type="float" office:value="7720" calcext:value-type="float">
            <text:p>7720</text:p>
          </table:table-cell>
          <table:table-cell office:value-type="float" office:value="8695" calcext:value-type="float">
            <text:p>8695</text:p>
          </table:table-cell>
          <table:table-cell table:formula="of:=[.D11]/[.B11]" office:value-type="float" office:value="3.27495291902072" calcext:value-type="float">
            <text:p>3.274952919</text:p>
          </table:table-cell>
          <table:table-cell table:number-columns-repeated="1019"/>
        </table:table-row>
        <table:table-row table:style-name="ro2">
          <table:table-cell table:style-name="ce1" office:value-type="float" office:value="2000" calcext:value-type="float">
            <text:p>2000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N/A</text:p>
          </table:table-cell>
          <table:table-cell office:value-type="float" office:value="22285" calcext:value-type="float">
            <text:p>22285</text:p>
          </table:table-cell>
          <table:table-cell table:formula="of:=[.D12]/[.B12]" office:value-type="float" office:value="4.3187984496124" calcext:value-type="float">
            <text:p>4.3187984496</text:p>
          </table:table-cell>
          <table:table-cell table:number-columns-repeated="1019"/>
        </table:table-row>
        <table:table-row table:style-name="ro2">
          <table:table-cell table:style-name="ce1" office:value-type="float" office:value="4000" calcext:value-type="float">
            <text:p>4000</text:p>
          </table:table-cell>
          <table:table-cell office:value-type="float" office:value="10170" calcext:value-type="float">
            <text:p>10170</text:p>
          </table:table-cell>
          <table:table-cell office:value-type="string" calcext:value-type="string">
            <text:p>N/A</text:p>
          </table:table-cell>
          <table:table-cell office:value-type="float" office:value="57119" calcext:value-type="float">
            <text:p>57119</text:p>
          </table:table-cell>
          <table:table-cell table:formula="of:=[.D13]/[.B13]" office:value-type="float" office:value="5.61642084562439" calcext:value-type="float">
            <text:p>5.6164208456</text:p>
          </table:table-cell>
          <table:table-cell table:number-columns-repeated="1019"/>
        </table:table-row>
        <table:table-row table:style-name="ro2">
          <table:table-cell table:style-name="ce1" office:value-type="float" office:value="8000" calcext:value-type="float">
            <text:p>8000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N/A</text:p>
          </table:table-cell>
          <table:table-cell office:value-type="float" office:value="117931" calcext:value-type="float">
            <text:p>117931</text:p>
          </table:table-cell>
          <table:table-cell table:formula="of:=[.D14]/[.B14]" office:value-type="float" office:value="5.84105993065874" calcext:value-type="float">
            <text:p>5.8410599307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formula="of:=AVERAGE([.E8:.E14])" office:value-type="float" office:value="4.03574060622512" calcext:value-type="float">
            <text:p>4.0357406062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mory words--alloca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terations</text:p>
          </table:table-cell>
          <table:table-cell table:style-name="ce7" office:value-type="string" calcext:value-type="string">
            <text:p>No-GC</text:p>
          </table:table-cell>
          <table:table-cell table:style-name="ce7" office:value-type="string" calcext:value-type="string">
            <text:p>JOP-GC</text:p>
          </table:table-cell>
          <table:table-cell table:style-name="ce7" office:value-type="string" calcext:value-type="string">
            <text:p>Isuru-GC</text:p>
          </table:table-cell>
          <table:table-cell table:style-name="ce7" table:number-columns-repeated="1020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formula="of:=[.A19]*39" office:value-type="float" office:value="3900" calcext:value-type="float">
            <text:p>3900</text:p>
          </table:table-cell>
          <table:table-cell table:formula="of:=52*[.A19]" office:value-type="float" office:value="5200" calcext:value-type="float">
            <text:p>5200</text:p>
          </table:table-cell>
          <table:table-cell table:number-columns-repeated="102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formula="of:=[.A20]*39" office:value-type="float" office:value="7800" calcext:value-type="float">
            <text:p>7800</text:p>
          </table:table-cell>
          <table:table-cell table:formula="of:=52*[.A20]" office:value-type="float" office:value="10400" calcext:value-type="float">
            <text:p>10400</text:p>
          </table:table-cell>
          <table:table-cell table:number-columns-repeated="1020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float" office:value="39" calcext:value-type="float">
            <text:p>39</text:p>
          </table:table-cell>
          <table:table-cell table:formula="of:=[.A21]*39" office:value-type="float" office:value="15600" calcext:value-type="float">
            <text:p>15600</text:p>
          </table:table-cell>
          <table:table-cell table:formula="of:=52*[.A21]" office:value-type="float" office:value="20800" calcext:value-type="float">
            <text:p>20800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table:formula="of:=[.A22]*39" office:value-type="float" office:value="19500" calcext:value-type="float">
            <text:p>19500</text:p>
          </table:table-cell>
          <table:table-cell table:formula="of:=52*[.A22]" office:value-type="float" office:value="26000" calcext:value-type="float">
            <text:p>26000</text:p>
          </table:table-cell>
          <table:table-cell table:number-columns-repeated="102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formula="of:=[.A23]*39" office:value-type="float" office:value="39000" calcext:value-type="float">
            <text:p>39000</text:p>
          </table:table-cell>
          <table:table-cell table:formula="of:=52*[.A23]" office:value-type="float" office:value="52000" calcext:value-type="float">
            <text:p>52000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table:formula="of:=[.A24]*39" office:value-type="float" office:value="78000" calcext:value-type="float">
            <text:p>78000</text:p>
          </table:table-cell>
          <table:table-cell table:formula="of:=52*[.A24]" office:value-type="float" office:value="104000" calcext:value-type="float">
            <text:p>1040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Bigger for us!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thod size (bytes)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JOP-GC</text:p>
          </table:table-cell>
          <table:table-cell office:value-type="string" calcext:value-type="string">
            <text:p>Isuru-GC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float" office:value="150" calcext:value-type="float">
            <text:p>150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" table:style-name="ta4">
        <table:shapes>
          <draw:frame draw:z-index="0" draw:name="Chart 1" draw:style-name="gr1" draw:text-style-name="P1" svg:width="6.3421in" svg:height="3.5854in" svg:x="6.9858in" svg:y="5.0161in">
            <draw:object draw:notify-on-update-of-ranges="Major.A14:Major.A18 Major.B13:Major.B13 Major.B14:Major.B18 Major.C13:Major.C13 Major.C14:Major.C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name="Chart 2" draw:style-name="gr1" draw:text-style-name="P1" svg:width="6.35in" svg:height="3.5441in" svg:x="0.3035in" svg:y="5.0161in">
            <draw:object draw:notify-on-update-of-ranges="Major.A6:Major.A10 Major.B5:Major.B5 Major.B6:Major.B10 Major.C5:Major.C5 Major.C6:Major.C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ce6"/>
        <table:table-column table:style-name="co4" table:number-columns-repeated="250" table:default-cell-style-name="ce6"/>
        <table:table-row table:style-name="ro1">
          <table:table-cell office:value-type="string" calcext:value-type="string">
            <text:p>Needed, because some go into heap, which is garbage collected at the end of the tick and others remain in permanent heap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Benchmarks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8" office:value-type="string" calcext:value-type="string">
            <text:p>Statically computed WCET (clock-cycles) without GC, that part is deleted, because otherwise the WCET is completely dominated by GC pass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Isuru-gc</text:p>
          </table:table-cell>
          <table:table-cell office:value-type="string" calcext:value-type="string">
            <text:p>Difference (x times)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WCET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AGC</text:p>
          </table:table-cell>
          <table:table-cell/>
          <table:table-cell office:value-type="string" calcext:value-type="string">
            <text:p>% bigger</text:p>
          </table:table-cell>
          <table:table-cell table:number-columns-repeated="252"/>
        </table:table-row>
        <table:table-row table:style-name="ro1">
          <table:table-cell table:style-name="ce9" office:value-type="string" calcext:value-type="string">
            <text:p>Pacemaker</text:p>
          </table:table-cell>
          <table:table-cell office:value-type="float" office:value="14424205" calcext:value-type="float">
            <text:p>14424205</text:p>
          </table:table-cell>
          <table:table-cell office:value-type="float" office:value="19485761" calcext:value-type="float">
            <text:p>19485761</text:p>
          </table:table-cell>
          <table:table-cell table:formula="of:=[.C6]/[.B6]" office:value-type="float" office:value="1.35090710371906" calcext:value-type="float">
            <text:p>1.3509071037</text:p>
          </table:table-cell>
          <table:table-cell table:formula="of:=([.C6]-[.B6])/[.B6]*100" office:value-type="float" office:value="35.0907103719061" calcext:value-type="float">
            <text:p>35.0907103719</text:p>
          </table:table-cell>
          <table:table-cell/>
          <table:table-cell table:style-name="ce10"/>
          <table:table-cell table:number-columns-repeated="250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2674" calcext:value-type="float">
            <text:p>2674</text:p>
          </table:table-cell>
          <table:table-cell office:value-type="float" office:value="1087387" calcext:value-type="float">
            <text:p>1087387</text:p>
          </table:table-cell>
          <table:table-cell table:formula="of:=[.C7]/[.B7]" office:value-type="float" office:value="406.651832460733" calcext:value-type="float">
            <text:p>406.6518324607</text:p>
          </table:table-cell>
          <table:table-cell table:formula="of:=([.C7]-[.B7])/[.B7]*100" office:value-type="float" office:value="40565.1832460733" calcext:value-type="float">
            <text:p>40565.1832460733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onveyor controller</text:p>
          </table:table-cell>
          <table:table-cell office:value-type="float" office:value="3325301" calcext:value-type="float">
            <text:p>3325301</text:p>
          </table:table-cell>
          <table:table-cell office:value-type="float" office:value="4048418" calcext:value-type="float">
            <text:p>4048418</text:p>
          </table:table-cell>
          <table:table-cell table:formula="of:=[.C8]/[.B8]" office:value-type="float" office:value="1.21745911122031" calcext:value-type="float">
            <text:p>1.2174591112</text:p>
          </table:table-cell>
          <table:table-cell table:formula="of:=([.C8]-[.B8])/[.B8]*100" office:value-type="float" office:value="21.7459111220308" calcext:value-type="float">
            <text:p>21.745911122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Hrtcs </text:p>
          </table:table-cell>
          <table:table-cell table:number-columns-repeated="2" office:value-type="float" office:value="318" calcext:value-type="float">
            <text:p>318</text:p>
          </table:table-cell>
          <table:table-cell table:formula="of:=[.C9]/[.B9]" office:value-type="float" office:value="1" calcext:value-type="float">
            <text:p>1</text:p>
          </table:table-cell>
          <table:table-cell table:formula="of:=([.C9]-[.B9])/[.B9]*100" office:value-type="float" office:value="0" calcext:value-type="float">
            <text:p>0</text:p>
          </table:table-cell>
          <table:table-cell/>
          <table:table-cell table:style-name="ce11"/>
          <table:table-cell table:number-columns-repeated="250"/>
        </table:table-row>
        <table:table-row table:style-name="ro1">
          <table:table-cell office:value-type="string" calcext:value-type="string">
            <text:p>Cruisecontrol</text:p>
          </table:table-cell>
          <table:table-cell office:value-type="float" office:value="2218493" calcext:value-type="float">
            <text:p>2218493</text:p>
          </table:table-cell>
          <table:table-cell office:value-type="float" office:value="2941605" calcext:value-type="float">
            <text:p>2941605</text:p>
          </table:table-cell>
          <table:table-cell table:formula="of:=[.C10]/[.B10]" office:value-type="float" office:value="1.3259473886102" calcext:value-type="float">
            <text:p>1.3259473886</text:p>
          </table:table-cell>
          <table:table-cell table:formula="of:=([.C10]-[.B10])/[.B10]*100" office:value-type="float" office:value="32.5947388610196" calcext:value-type="float">
            <text:p>32.594738861</text:p>
          </table:table-cell>
          <table:table-cell table:number-columns-repeated="252"/>
        </table:table-row>
        <table:table-row table:style-name="ro1">
          <table:table-cell table:number-columns-repeated="4"/>
          <table:table-cell table:formula="of:=AVERAGE([.E6];[.E8];[.E9];[.E10])" office:value-type="float" office:value="22.3578400887391" calcext:value-type="float">
            <text:p>22.3578400887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5" office:value-type="string" calcext:value-type="string">
            <text:p>Method size (bytes) (can only give average)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Difference (x times)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acemaker</text:p>
          </table:table-cell>
          <table:table-cell table:formula="of:=3380/181" office:value-type="float" office:value="18.6740331491713" calcext:value-type="float">
            <text:p>18.6740331492</text:p>
          </table:table-cell>
          <table:table-cell table:formula="of:=2786/181" office:value-type="float" office:value="15.3922651933702" calcext:value-type="float">
            <text:p>15.3922651934</text:p>
          </table:table-cell>
          <table:table-cell table:formula="of:=[.C14]/[.B14]" office:value-type="float" office:value="0.824260355029586" calcext:value-type="float">
            <text:p>0.824260355</text:p>
          </table:table-cell>
          <table:table-cell table:formula="of:=(([.B14]-[.C14])/[.B14])*100" office:value-type="float" office:value="17.5739644970414" calcext:value-type="float">
            <text:p>17.573964497</text:p>
          </table:table-cell>
          <table:table-cell/>
          <table:table-cell office:value-type="float" office:value="324288" calcext:value-type="float">
            <text:p>324288</text:p>
          </table:table-cell>
          <table:table-cell office:value-type="float" office:value="658987" calcext:value-type="float">
            <text:p>658987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otor</text:p>
          </table:table-cell>
          <table:table-cell table:formula="of:=3708/132" office:value-type="float" office:value="28.0909090909091" calcext:value-type="float">
            <text:p>28.0909090909</text:p>
          </table:table-cell>
          <table:table-cell table:formula="of:=3334/134" office:value-type="float" office:value="24.8805970149254" calcext:value-type="float">
            <text:p>24.8805970149</text:p>
          </table:table-cell>
          <table:table-cell table:formula="of:=[.C15]/[.B15]" office:value-type="float" office:value="0.885717045838767" calcext:value-type="float">
            <text:p>0.8857170458</text:p>
          </table:table-cell>
          <table:table-cell table:formula="of:=(([.B15]-[.C15])/[.B15])*100" office:value-type="float" office:value="11.4282954161233" calcext:value-type="float">
            <text:p>11.4282954161</text:p>
          </table:table-cell>
          <table:table-cell/>
          <table:table-cell office:value-type="float" office:value="7166691" calcext:value-type="float">
            <text:p>7166691</text:p>
          </table:table-cell>
          <table:table-cell office:value-type="float" office:value="14570056" calcext:value-type="float">
            <text:p>14570056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nveyor controller</text:p>
          </table:table-cell>
          <table:table-cell table:formula="of:=1027/27" office:value-type="float" office:value="38.037037037037" calcext:value-type="float">
            <text:p>38.037037037</text:p>
          </table:table-cell>
          <table:table-cell table:formula="of:=916/27" office:value-type="float" office:value="33.9259259259259" calcext:value-type="float">
            <text:p>33.9259259259</text:p>
          </table:table-cell>
          <table:table-cell table:formula="of:=[.C16]/[.B16]" office:value-type="float" office:value="0.891918208373904" calcext:value-type="float">
            <text:p>0.8919182084</text:p>
          </table:table-cell>
          <table:table-cell table:formula="of:=(([.B16]-[.C16])/[.B16])*100" office:value-type="float" office:value="10.8081791626096" calcext:value-type="float">
            <text:p>10.8081791626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Hrtcs</text:p>
          </table:table-cell>
          <table:table-cell table:formula="of:=209/6" office:value-type="float" office:value="34.8333333333333" calcext:value-type="float">
            <text:p>34.8333333333</text:p>
          </table:table-cell>
          <table:table-cell table:formula="of:=165/6" office:value-type="float" office:value="27.5" calcext:value-type="float">
            <text:p>27.5</text:p>
          </table:table-cell>
          <table:table-cell table:formula="of:=[.C17]/[.B17]" office:value-type="float" office:value="0.789473684210526" calcext:value-type="float">
            <text:p>0.7894736842</text:p>
          </table:table-cell>
          <table:table-cell table:formula="of:=(([.B17]-[.C17])/[.B17])*100" office:value-type="float" office:value="21.0526315789474" calcext:value-type="float">
            <text:p>21.0526315789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ruisecontrol</text:p>
          </table:table-cell>
          <table:table-cell table:formula="of:=2179/143" office:value-type="float" office:value="15.2377622377622" calcext:value-type="float">
            <text:p>15.2377622378</text:p>
          </table:table-cell>
          <table:table-cell table:formula="of:=1783/143" office:value-type="float" office:value="12.4685314685315" calcext:value-type="float">
            <text:p>12.4685314685</text:p>
          </table:table-cell>
          <table:table-cell table:formula="of:=[.C18]/[.B18]" office:value-type="float" office:value="0.818265259293254" calcext:value-type="float">
            <text:p>0.8182652593</text:p>
          </table:table-cell>
          <table:table-cell table:formula="of:=(([.B18]-[.C18])/[.B18])*100" office:value-type="float" office:value="18.1734740706746" calcext:value-type="float">
            <text:p>18.1734740707</text:p>
          </table:table-cell>
          <table:table-cell table:number-columns-repeated="252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8" office:value-type="string" calcext:value-type="string">
            <text:p>Real tick-time (Time (us))</text:p>
          </table:table-cell>
          <table:table-cell office:value-type="string" calcext:value-type="string">
            <text:p>No-gc</text:p>
          </table:table-cell>
          <table:table-cell office:value-type="string" calcext:value-type="string">
            <text:p>Isuru-gc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acemak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onveyor controll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rtc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uisecontrol</text:p>
          </table:table-cell>
          <table:table-cell table:number-columns-repeated="256"/>
        </table:table-row>
        <table:table-row table:style-name="ro1" table:number-rows-repeated="104854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-simpleobject" style:display-name="PageStyle_Micro-simpleobjec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cro-complexobject" style:display-name="PageStyle_Micro-complexobjec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cro-array" style:display-name="PageStyle_Micro-arra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jor" style:display-name="PageStyle_Maj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dc:creator>Avinash </dc:creator>
    <dc:date>2015-01-27T16:14:03.697040872</dc:date>
    <meta:editing-cycles>635</meta:editing-cycles>
    <meta:editing-duration>P8DT34M17S</meta:editing-duration>
    <meta:generator>LibreOffice/4.3.3.2$Linux_X86_64 LibreOffice_project/430m0$Build-2</meta:generator>
    <meta:document-statistic meta:table-count="4" meta:cell-count="388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3pt" fo:font-weight="bold" style:font-size-asian="13pt" style:font-weight-asian="bold" style:font-size-complex="13pt" style:font-weight-complex="bold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7cm" draw:fill="hatch" draw:fill-hatch-name="Black_20_0_20_Degrees" draw:fill-image-name="Excel_20_bitmap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7cm" draw:fill-color="#0080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7cm" draw:fill="hatch" draw:fill-hatch-name="Black_20_90_20_Degrees" draw:fill-image-name="Excel_20_bitmap_20_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8.042cm" svg:height="11.79cm" xlink:href=".." xlink:type="simple" chart:class="chart:bar" chart:column-mapping="0 1" chart:style-name="ch1">
        <chart:subtitle svg:x="0cm" svg:y="0cm" chart:style-name="ch2">
          <text:p/>
        </chart:subtitle>
        <chart:legend chart:legend-position="top" svg:x="5.978cm" svg:y="0.185cm" style:legend-expansion="wide" chart:style-name="ch3"/>
        <chart:plot-area chart:style-name="ch4" table:cell-range-address="'Micro-simpleobject'.A20:'Micro-simpleobject'.A25 'Micro-simpleobject'.B20:'Micro-simpleobject'.D24" chart:data-source-has-labels="both" svg:x="1.515cm" svg:y="1.124cm" svg:width="16.167cm" svg:height="9.306cm">
          <chartooo:coordinate-region svg:x="2.824cm" svg:y="1.351cm" svg:width="14.858cm" svg:height="8.379cm"/>
          <chart:axis chart:dimension="x" chart:name="primary-x" chart:style-name="ch5" chartooo:axis-type="auto">
            <chartooo:date-scale/>
            <chart:title svg:x="7.392cm" svg:y="10.665cm" chart:style-name="ch6">
              <text:p># of allocated objects</text:p>
            </chart:title>
            <chart:categories table:cell-range-address="'Micro-simpleobject'.A21:'Micro-simpleobject'.A25"/>
          </chart:axis>
          <chart:axis chart:dimension="y" chart:name="primary-y" chart:style-name="ch7">
            <chart:title svg:x="0.451cm" svg:y="6.766cm" chart:style-name="ch8">
              <text:p>Time (us)</text:p>
            </chart:title>
            <chart:grid chart:style-name="ch9" chart:class="major"/>
          </chart:axis>
          <chart:series chart:style-name="ch10" chart:values-cell-range-address="'Micro-simpleobject'.B21:'Micro-simpleobject'.B24" chart:label-cell-address="'Micro-simpleobject'.B20:'Micro-simpleobject'.B20" chart:class="chart:bar">
            <chart:data-point chart:repeated="4"/>
          </chart:series>
          <chart:series chart:style-name="ch11" chart:values-cell-range-address="'Micro-simpleobject'.C21:'Micro-simpleobject'.C24" chart:label-cell-address="'Micro-simpleobject'.C20:'Micro-simpleobject'.C20" chart:class="chart:bar">
            <chart:data-point chart:repeated="4"/>
          </chart:series>
          <chart:series chart:style-name="ch12" chart:values-cell-range-address="'Micro-simpleobject'.D21:'Micro-simpleobject'.D24" chart:label-cell-address="'Micro-simpleobject'.D20:'Micro-simpleobject'.D20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-GC</text:p>
                <draw:g>
                  <svg:desc>'Micro-simpleobject'.B20:'Micro-simpleobject'.B20</svg:desc>
                </draw:g>
              </table:table-cell>
              <table:table-cell office:value-type="string">
                <text:p>JOP-GC</text:p>
                <draw:g>
                  <svg:desc>'Micro-simpleobject'.C20:'Micro-simpleobject'.C20</svg:desc>
                </draw:g>
              </table:table-cell>
              <table:table-cell office:value-type="string">
                <text:p>AGC</text:p>
                <draw:g>
                  <svg:desc>'Micro-simpleobject'.D20:'Micro-simpleobject'.D20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'Micro-simpleobject'.A21:'Micro-simpleobject'.A25</svg:desc>
                </draw:g>
              </table:table-cell>
              <table:table-cell office:value-type="float" office:value="855">
                <text:p>855</text:p>
                <draw:g>
                  <svg:desc>'Micro-simpleobject'.B21:'Micro-simpleobject'.B24</svg:desc>
                </draw:g>
              </table:table-cell>
              <table:table-cell office:value-type="float" office:value="1859">
                <text:p>1859</text:p>
                <draw:g>
                  <svg:desc>'Micro-simpleobject'.C21:'Micro-simpleobject'.C24</svg:desc>
                </draw:g>
              </table:table-cell>
              <table:table-cell office:value-type="float" office:value="1683">
                <text:p>1683</text:p>
                <draw:g>
                  <svg:desc>'Micro-simpleobject'.D21:'Micro-simpleobject'.D24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36">
                <text:p>1536</text:p>
              </table:table-cell>
              <table:table-cell office:value-type="float" office:value="3571">
                <text:p>3571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977">
                <text:p>2977</text:p>
              </table:table-cell>
              <table:table-cell office:value-type="float" office:value="6994">
                <text:p>6994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684">
                <text:p>3684</text:p>
              </table:table-cell>
              <table:table-cell office:value-type="float" office:value="8704">
                <text:p>8704</text:p>
              </table:table-cell>
              <table:table-cell office:value-type="float" office:value="7824">
                <text:p>7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fill-image draw:name="Excel_20_bitmap_20_1" draw:display-name="Excel bitmap 1" xlink:href="Pictures/2000019800006D6000005208839D70C7.wmf" xlink:type="simple" xlink:show="embed" xlink:actuate="onLoad"/>
    <draw:fill-image draw:name="Excel_20_bitmap_20_2" draw:display-name="Excel bitmap 2" xlink:href="Pictures/2000021C00006D600000520860C654FD.wmf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3pt" fo:font-weight="bold" style:font-size-asian="13pt" style:font-weight-asian="bold" style:font-size-complex="13pt" style:font-weight-complex="bold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="hatch" draw:fill-hatch-name="Black_20_0_20_Degrees" draw:fill-image-name="Excel_20_bitmap_20_1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="hatch" draw:fill-hatch-name="Black_20_90_20_Degrees" draw:fill-image-name="Excel_20_bitmap_20_2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7.964cm" svg:height="10.074cm" xlink:href=".." xlink:type="simple" chart:class="chart:bar" chart:style-name="ch1">
        <chart:subtitle svg:x="0cm" svg:y="0cm" chart:style-name="ch2">
          <text:p/>
        </chart:subtitle>
        <chart:legend chart:legend-position="top" svg:x="7.125cm" svg:y="0.185cm" style:legend-expansion="wide" chart:style-name="ch3"/>
        <chart:plot-area chart:style-name="ch4" table:cell-range-address="'Micro-simpleobject'.A25:'Micro-simpleobject'.B27 'Micro-simpleobject'.B20:'Micro-simpleobject'.B20 'Micro-simpleobject'.D20:'Micro-simpleobject'.D20 'Micro-simpleobject'.D25:'Micro-simpleobject'.D27" chart:data-source-has-labels="both" svg:x="1.514cm" svg:y="1.09cm" svg:width="16.091cm" svg:height="7.658cm">
          <chartooo:coordinate-region svg:x="3.035cm" svg:y="1.316cm" svg:width="14.57cm" svg:height="6.732cm"/>
          <chart:axis chart:dimension="x" chart:name="primary-x" chart:style-name="ch5" chartooo:axis-type="auto">
            <chartooo:date-scale/>
            <chart:title svg:x="7.353cm" svg:y="8.949cm" chart:style-name="ch6">
              <text:p># of allocated objects</text:p>
            </chart:title>
            <chart:categories table:cell-range-address="'Micro-simpleobject'.A25:'Micro-simpleobject'.A27"/>
          </chart:axis>
          <chart:axis chart:dimension="y" chart:name="primary-y" chart:style-name="ch7">
            <chart:title svg:x="0.451cm" svg:y="5.908cm" chart:style-name="ch8">
              <text:p>Time (us)</text:p>
            </chart:title>
            <chart:grid chart:style-name="ch9" chart:class="major"/>
          </chart:axis>
          <chart:series chart:style-name="ch10" chart:values-cell-range-address="'Micro-simpleobject'.B25:'Micro-simpleobject'.B27" chart:label-cell-address="'Micro-simpleobject'.B20:'Micro-simpleobject'.B20" chart:class="chart:bar">
            <chart:data-point chart:repeated="3"/>
          </chart:series>
          <chart:series chart:style-name="ch11" chart:values-cell-range-address="'Micro-simpleobject'.D25:'Micro-simpleobject'.D27" chart:label-cell-address="'Micro-simpleobject'.D20:'Micro-simpleobject'.D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-GC</text:p>
                <draw:g>
                  <svg:desc>'Micro-simpleobject'.B20:'Micro-simpleobject'.B20</svg:desc>
                </draw:g>
              </table:table-cell>
              <table:table-cell office:value-type="string">
                <text:p>AGC</text:p>
                <draw:g>
                  <svg:desc>'Micro-simpleobject'.D20:'Micro-simpleobject'.D20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Micro-simpleobject'.A25:'Micro-simpleobject'.A27</svg:desc>
                </draw:g>
              </table:table-cell>
              <table:table-cell office:value-type="float" office:value="7219">
                <text:p>7219</text:p>
                <draw:g>
                  <svg:desc>'Micro-simpleobject'.B25:'Micro-simpleobject'.B27</svg:desc>
                </draw:g>
              </table:table-cell>
              <table:table-cell office:value-type="float" office:value="15499">
                <text:p>15499</text:p>
                <draw:g>
                  <svg:desc>'Micro-simpleobject'.D25:'Micro-simpleobject'.D27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289">
                <text:p>14289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8429">
                <text:p>28429</text:p>
              </table:table-cell>
              <table:table-cell office:value-type="float" office:value="97468">
                <text:p>974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fill-image draw:name="Excel_20_bitmap_20_1" draw:display-name="Excel bitmap 1" xlink:href="Pictures/2000019800006D6000005208839D70C7.wmf" xlink:type="simple" xlink:show="embed" xlink:actuate="onLoad"/>
    <draw:fill-image draw:name="Excel_20_bitmap_20_2" draw:display-name="Excel bitmap 2" xlink:href="Pictures/2000021C00006D600000520860C654FD.wmf" xlink:type="simple" xlink:show="embed" xlink:actuate="onLoad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3pt" fo:font-weight="bold" style:font-size-asian="13pt" style:font-weight-asian="bold" style:font-size-complex="13pt" style:font-weight-complex="bold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7cm" draw:fill="hatch" draw:fill-hatch-name="Black_20_0_20_Degrees" draw:fill-image-name="Excel_20_bitmap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7cm" draw:fill-color="#0080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7cm" draw:fill="hatch" draw:fill-hatch-name="Black_20_90_20_Degrees" draw:fill-image-name="Excel_20_bitmap_20_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.015cm" svg:height="9.003cm" xlink:href=".." xlink:type="simple" chart:class="chart:bar" chart:column-mapping="0 1" chart:style-name="ch1">
        <chart:subtitle svg:x="0cm" svg:y="0cm" chart:style-name="ch2">
          <text:p/>
        </chart:subtitle>
        <chart:legend chart:legend-position="top" svg:x="4.964cm" svg:y="0.185cm" style:legend-expansion="wide" chart:style-name="ch3"/>
        <chart:plot-area chart:style-name="ch4" table:cell-range-address="'Micro-complexobject'.A6:'Micro-complexobject'.A11 'Micro-complexobject'.B6:'Micro-complexobject'.D10" chart:data-source-has-labels="both" svg:x="1.475cm" svg:y="1.069cm" svg:width="14.22cm" svg:height="6.629cm">
          <chartooo:coordinate-region svg:x="2.784cm" svg:y="1.295cm" svg:width="12.911cm" svg:height="5.703cm"/>
          <chart:axis chart:dimension="x" chart:name="primary-x" chart:style-name="ch5" chartooo:axis-type="auto">
            <chartooo:date-scale/>
            <chart:title svg:x="6.379cm" svg:y="7.878cm" chart:style-name="ch6">
              <text:p># of allocated objects</text:p>
            </chart:title>
            <chart:categories table:cell-range-address="'Micro-complexobject'.A7:'Micro-complexobject'.A11"/>
          </chart:axis>
          <chart:axis chart:dimension="y" chart:name="primary-y" chart:style-name="ch7">
            <chart:title svg:x="0.451cm" svg:y="5.372cm" chart:style-name="ch8">
              <text:p>Time (us)</text:p>
            </chart:title>
            <chart:grid chart:style-name="ch9" chart:class="major"/>
          </chart:axis>
          <chart:series chart:style-name="ch10" chart:values-cell-range-address="'Micro-complexobject'.B7:'Micro-complexobject'.B10" chart:label-cell-address="'Micro-complexobject'.B6:'Micro-complexobject'.B6" chart:class="chart:bar">
            <chart:data-point chart:repeated="4"/>
          </chart:series>
          <chart:series chart:style-name="ch11" chart:values-cell-range-address="'Micro-complexobject'.C7:'Micro-complexobject'.C10" chart:label-cell-address="'Micro-complexobject'.C6:'Micro-complexobject'.C6" chart:class="chart:bar">
            <chart:data-point chart:repeated="4"/>
          </chart:series>
          <chart:series chart:style-name="ch12" chart:values-cell-range-address="'Micro-complexobject'.D7:'Micro-complexobject'.D10" chart:label-cell-address="'Micro-complexobject'.D6:'Micro-complexobject'.D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-GC</text:p>
                <draw:g>
                  <svg:desc>'Micro-complexobject'.B6:'Micro-complexobject'.B6</svg:desc>
                </draw:g>
              </table:table-cell>
              <table:table-cell office:value-type="string">
                <text:p>JOP-GC</text:p>
                <draw:g>
                  <svg:desc>'Micro-complexobject'.C6:'Micro-complexobject'.C6</svg:desc>
                </draw:g>
              </table:table-cell>
              <table:table-cell office:value-type="string">
                <text:p>AGC</text:p>
                <draw:g>
                  <svg:desc>'Micro-complexobject'.D6:'Micro-complexobject'.D6</svg:desc>
                </draw:g>
              </table:table-cell>
            </table:table-row>
          </table:table-header-rows>
          <table:table-rows>
            <table:table-row>
              <table:table-cell office:value-type="float" office:value="205">
                <text:p>210</text:p>
                <draw:g>
                  <svg:desc>'Micro-complexobject'.A7:'Micro-complexobject'.A11</svg:desc>
                </draw:g>
              </table:table-cell>
              <table:table-cell office:value-type="float" office:value="1046">
                <text:p>1046</text:p>
                <draw:g>
                  <svg:desc>'Micro-complexobject'.B7:'Micro-complexobject'.B10</svg:desc>
                </draw:g>
              </table:table-cell>
              <table:table-cell office:value-type="float" office:value="2077">
                <text:p>2077</text:p>
                <draw:g>
                  <svg:desc>'Micro-complexobject'.C7:'Micro-complexobject'.C10</svg:desc>
                </draw:g>
              </table:table-cell>
              <table:table-cell office:value-type="float" office:value="1921">
                <text:p>1921</text:p>
                <draw:g>
                  <svg:desc>'Micro-complexobject'.D7:'Micro-complexobject'.D10</svg:desc>
                </draw:g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944">
                <text:p>1944</text:p>
              </table:table-cell>
              <table:table-cell office:value-type="float" office:value="4004">
                <text:p>4004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738">
                <text:p>3738</text:p>
              </table:table-cell>
              <table:table-cell office:value-type="float" office:value="7858">
                <text:p>7858</text:p>
              </table:table-cell>
              <table:table-cell office:value-type="float" office:value="7231">
                <text:p>7231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4636">
                <text:p>4636</text:p>
              </table:table-cell>
              <table:table-cell office:value-type="float" office:value="9785">
                <text:p>9785</text:p>
              </table:table-cell>
              <table:table-cell office:value-type="float" office:value="9001">
                <text:p>9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fill-image draw:name="Excel_20_bitmap_20_1" draw:display-name="Excel bitmap 1" xlink:href="Pictures/2000019800006D6000005208839D70C7.wmf" xlink:type="simple" xlink:show="embed" xlink:actuate="onLoad"/>
    <draw:fill-image draw:name="Excel_20_bitmap_20_2" draw:display-name="Excel bitmap 2" xlink:href="Pictures/2000021C00006D600000520860C654FD.wmf" xlink:type="simple" xlink:show="embed" xlink:actuate="onLoad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3pt" fo:font-weight="bold" style:font-size-asian="13pt" style:font-weight-asian="bold" style:font-size-complex="13pt" style:font-weight-complex="bold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 chart:axis-label-position="outside-start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svg:stroke-width="0.07cm" draw:fill="hatch" draw:fill-hatch-name="Black_20_0_20_Degrees" draw:fill-image-name="Excel_20_bitmap_20_1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svg:stroke-width="0.07cm" draw:fill="hatch" draw:fill-hatch-name="Black_20_90_20_Degrees" draw:fill-image-name="Excel_20_bitmap_20_2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17cm" svg:height="9.005cm" xlink:href=".." xlink:type="simple" chart:class="chart:bar" chart:style-name="ch1">
        <chart:subtitle svg:x="0cm" svg:y="0cm" chart:style-name="ch2">
          <text:p/>
        </chart:subtitle>
        <chart:legend chart:legend-position="top" svg:x="6.151cm" svg:y="0.185cm" style:legend-expansion="wide" chart:style-name="ch3"/>
        <chart:plot-area chart:style-name="ch4" table:cell-range-address="'Micro-complexobject'.A11:'Micro-complexobject'.B13 'Micro-complexobject'.B6:'Micro-complexobject'.B6 'Micro-complexobject'.D6:'Micro-complexobject'.D6 'Micro-complexobject'.D11:'Micro-complexobject'.D13" chart:data-source-has-labels="both" svg:x="1.475cm" svg:y="1.069cm" svg:width="14.222cm" svg:height="6.631cm">
          <chartooo:coordinate-region svg:x="2.996cm" svg:y="1.295cm" svg:width="12.701cm" svg:height="5.705cm"/>
          <chart:axis chart:dimension="x" chart:name="primary-x" chart:style-name="ch5" chartooo:axis-type="auto">
            <chartooo:date-scale/>
            <chart:title svg:x="6.38cm" svg:y="7.88cm" chart:style-name="ch6">
              <text:p># of allocated objects</text:p>
            </chart:title>
            <chart:categories table:cell-range-address="'Micro-complexobject'.A11:'Micro-complexobject'.A13"/>
          </chart:axis>
          <chart:axis chart:dimension="y" chart:name="primary-y" chart:style-name="ch7">
            <chart:title svg:x="0.451cm" svg:y="5.373cm" chart:style-name="ch8">
              <text:p>Time (us)</text:p>
            </chart:title>
            <chart:grid chart:style-name="ch9" chart:class="major"/>
          </chart:axis>
          <chart:series chart:style-name="ch10" chart:values-cell-range-address="'Micro-complexobject'.B11:'Micro-complexobject'.B13" chart:label-cell-address="'Micro-complexobject'.B6:'Micro-complexobject'.B6" chart:class="chart:bar">
            <chart:data-point chart:repeated="3"/>
          </chart:series>
          <chart:series chart:style-name="ch11" chart:values-cell-range-address="'Micro-complexobject'.D11:'Micro-complexobject'.D13" chart:label-cell-address="'Micro-complexobject'.D6:'Micro-complexobject'.D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-GC</text:p>
                <draw:g>
                  <svg:desc>'Micro-complexobject'.B6:'Micro-complexobject'.B6</svg:desc>
                </draw:g>
              </table:table-cell>
              <table:table-cell office:value-type="string">
                <text:p>AGC</text:p>
                <draw:g>
                  <svg:desc>'Micro-complexobject'.D6:'Micro-complexobject'.D6</svg:desc>
                </draw:g>
              </table:table-cell>
            </table:table-row>
          </table:table-header-rows>
          <table:table-rows>
            <table:table-row>
              <table:table-cell office:value-type="float" office:value="2050">
                <text:p>2050</text:p>
                <draw:g>
                  <svg:desc>'Micro-complexobject'.A11:'Micro-complexobject'.A13</svg:desc>
                </draw:g>
              </table:table-cell>
              <table:table-cell office:value-type="float" office:value="9122">
                <text:p>9122</text:p>
                <draw:g>
                  <svg:desc>'Micro-complexobject'.B11:'Micro-complexobject'.B13</svg:desc>
                </draw:g>
              </table:table-cell>
              <table:table-cell office:value-type="float" office:value="17851">
                <text:p>17851</text:p>
                <draw:g>
                  <svg:desc>'Micro-complexobject'.D11:'Micro-complexobject'.D13</svg:desc>
                </draw:g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8095">
                <text:p>18095</text:p>
              </table:table-cell>
              <table:table-cell office:value-type="float" office:value="41342">
                <text:p>4134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6042">
                <text:p>36042</text:p>
              </table:table-cell>
              <table:table-cell office:value-type="float" office:value="94658">
                <text:p>946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fill-image draw:name="Excel_20_bitmap_20_1" draw:display-name="Excel bitmap 1" xlink:href="Pictures/2000019800006D6000005208839D70C7.wmf" xlink:type="simple" xlink:show="embed" xlink:actuate="onLoad"/>
    <draw:fill-image draw:name="Excel_20_bitmap_20_2" draw:display-name="Excel bitmap 2" xlink:href="Pictures/2000021C00006D600000520860C654FD.wmf" xlink:type="simple" xlink:show="embed" xlink:actuate="onLoad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3pt" fo:font-weight="bold" style:font-size-asian="13pt" style:font-weight-asian="bold" style:font-size-complex="13pt" style:font-weight-complex="bold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7cm" draw:fill="bitmap" draw:fill-image-name="Excel_20_bitmap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7cm" draw:fill-color="#0080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7cm" draw:fill="bitmap" draw:fill-image-name="Excel_20_bitmap_20_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.022cm" svg:height="9.005cm" xlink:href=".." xlink:type="simple" chart:class="chart:bar" chart:style-name="ch1">
        <chart:subtitle svg:x="0cm" svg:y="0cm" chart:style-name="ch2">
          <text:p/>
        </chart:subtitle>
        <chart:legend chart:legend-position="top" svg:x="4.968cm" svg:y="0.185cm" style:legend-expansion="wide" chart:style-name="ch3"/>
        <chart:plot-area chart:style-name="ch4" table:cell-range-address="'Micro-array'.A7:'Micro-array'.D11" chart:data-source-has-labels="both" svg:x="1.475cm" svg:y="1.069cm" svg:width="14.227cm" svg:height="6.631cm">
          <chartooo:coordinate-region svg:x="2.784cm" svg:y="1.295cm" svg:width="12.918cm" svg:height="5.705cm"/>
          <chart:axis chart:dimension="x" chart:name="primary-x" chart:style-name="ch5" chartooo:axis-type="auto">
            <chartooo:date-scale/>
            <chart:title svg:x="6.382cm" svg:y="7.88cm" chart:style-name="ch6">
              <text:p># of allocated objects</text:p>
            </chart:title>
            <chart:categories table:cell-range-address="'Micro-array'.A8:'Micro-array'.A11"/>
          </chart:axis>
          <chart:axis chart:dimension="y" chart:name="primary-y" chart:style-name="ch7">
            <chart:title svg:x="0.451cm" svg:y="5.373cm" chart:style-name="ch8">
              <text:p>Time (us)</text:p>
            </chart:title>
            <chart:grid chart:style-name="ch9" chart:class="major"/>
          </chart:axis>
          <chart:series chart:style-name="ch10" chart:values-cell-range-address="'Micro-array'.B8:'Micro-array'.B11" chart:label-cell-address="'Micro-array'.B7:'Micro-array'.B7" chart:class="chart:bar">
            <chart:data-point chart:repeated="4"/>
          </chart:series>
          <chart:series chart:style-name="ch11" chart:values-cell-range-address="'Micro-array'.C8:'Micro-array'.C11" chart:label-cell-address="'Micro-array'.C7:'Micro-array'.C7" chart:class="chart:bar">
            <chart:data-point chart:repeated="4"/>
          </chart:series>
          <chart:series chart:style-name="ch12" chart:values-cell-range-address="'Micro-array'.D8:'Micro-array'.D11" chart:label-cell-address="'Micro-array'.D7:'Micro-array'.D7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-GC</text:p>
                <draw:g>
                  <svg:desc>'Micro-array'.B7:'Micro-array'.B7</svg:desc>
                </draw:g>
              </table:table-cell>
              <table:table-cell office:value-type="string">
                <text:p>JOP-GC</text:p>
                <draw:g>
                  <svg:desc>'Micro-array'.C7:'Micro-array'.C7</svg:desc>
                </draw:g>
              </table:table-cell>
              <table:table-cell office:value-type="string">
                <text:p>AGC</text:p>
                <draw:g>
                  <svg:desc>'Micro-array'.D7:'Micro-array'.D7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'Micro-array'.A8:'Micro-array'.A11</svg:desc>
                </draw:g>
              </table:table-cell>
              <table:table-cell office:value-type="float" office:value="650">
                <text:p>650</text:p>
                <draw:g>
                  <svg:desc>'Micro-array'.B8:'Micro-array'.B11</svg:desc>
                </draw:g>
              </table:table-cell>
              <table:table-cell office:value-type="float" office:value="1663">
                <text:p>1663</text:p>
                <draw:g>
                  <svg:desc>'Micro-array'.C8:'Micro-array'.C11</svg:desc>
                </draw:g>
              </table:table-cell>
              <table:table-cell office:value-type="float" office:value="1858">
                <text:p>1858</text:p>
                <draw:g>
                  <svg:desc>'Micro-array'.D8:'Micro-array'.D11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52">
                <text:p>1152</text:p>
              </table:table-cell>
              <table:table-cell office:value-type="float" office:value="3178">
                <text:p>3178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154">
                <text:p>2154</text:p>
              </table:table-cell>
              <table:table-cell office:value-type="float" office:value="6206">
                <text:p>6206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55">
                <text:p>2655</text:p>
              </table:table-cell>
              <table:table-cell office:value-type="float" office:value="7720">
                <text:p>7720</text:p>
              </table:table-cell>
              <table:table-cell office:value-type="float" office:value="8695">
                <text:p>86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Excel_20_bitmap_20_1" draw:display-name="Excel bitmap 1" xlink:href="Pictures/2000019800006D6000005208839D70C7.wmf" xlink:type="simple" xlink:show="embed" xlink:actuate="onLoad"/>
    <draw:fill-image draw:name="Excel_20_bitmap_20_2" draw:display-name="Excel bitmap 2" xlink:href="Pictures/2000021C00006D600000520860C654FD.wmf" xlink:type="simple" xlink:show="embed" xlink:actuate="onLoad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3pt" fo:font-weight="bold" style:font-size-asian="13pt" style:font-weight-asian="bold" style:font-size-complex="13pt" style:font-weight-complex="bold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svg:stroke-width="0.07cm" draw:fill="bitmap" draw:fill-image-name="Excel_20_bitmap_20_1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top"/>
      <style:graphic-properties svg:stroke-width="0.07cm" draw:fill="bitmap" draw:fill-image-name="Excel_20_bitmap_20_2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15cm" svg:height="9.003cm" xlink:href=".." xlink:type="simple" chart:class="chart:bar" chart:style-name="ch1">
        <chart:subtitle svg:x="0cm" svg:y="0cm" chart:style-name="ch2">
          <text:p/>
        </chart:subtitle>
        <chart:legend chart:legend-position="top" svg:x="6.15cm" svg:y="0.185cm" style:legend-expansion="wide" chart:style-name="ch3"/>
        <chart:plot-area chart:style-name="ch4" table:cell-range-address="'Micro-array'.A12:'Micro-array'.B14 'Micro-array'.B7:'Micro-array'.B7 'Micro-array'.D7:'Micro-array'.D7 'Micro-array'.D12:'Micro-array'.D14" chart:data-source-has-labels="both" svg:x="1.475cm" svg:y="1.069cm" svg:width="14.22cm" svg:height="6.629cm">
          <chartooo:coordinate-region svg:x="2.996cm" svg:y="1.295cm" svg:width="12.699cm" svg:height="5.703cm"/>
          <chart:axis chart:dimension="x" chart:name="primary-x" chart:style-name="ch5" chartooo:axis-type="auto">
            <chartooo:date-scale/>
            <chart:title svg:x="6.379cm" svg:y="7.878cm" chart:style-name="ch6">
              <text:p># of allocated objects</text:p>
            </chart:title>
            <chart:categories table:cell-range-address="'Micro-array'.A12:'Micro-array'.A14"/>
          </chart:axis>
          <chart:axis chart:dimension="y" chart:name="primary-y" chart:style-name="ch7">
            <chart:title svg:x="0.451cm" svg:y="5.372cm" chart:style-name="ch8">
              <text:p>Time (us)</text:p>
            </chart:title>
            <chart:grid chart:style-name="ch9" chart:class="major"/>
          </chart:axis>
          <chart:series chart:style-name="ch10" chart:values-cell-range-address="'Micro-array'.B12:'Micro-array'.B14" chart:label-cell-address="'Micro-array'.B7:'Micro-array'.B7" chart:class="chart:bar">
            <chart:data-point chart:repeated="3"/>
          </chart:series>
          <chart:series chart:style-name="ch11" chart:values-cell-range-address="'Micro-array'.D12:'Micro-array'.D14" chart:label-cell-address="'Micro-array'.D7:'Micro-array'.D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-GC</text:p>
                <draw:g>
                  <svg:desc>'Micro-array'.B7:'Micro-array'.B7</svg:desc>
                </draw:g>
              </table:table-cell>
              <table:table-cell office:value-type="string">
                <text:p>AGC</text:p>
                <draw:g>
                  <svg:desc>'Micro-array'.D7:'Micro-array'.D7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Micro-array'.A12:'Micro-array'.A14</svg:desc>
                </draw:g>
              </table:table-cell>
              <table:table-cell office:value-type="float" office:value="5160">
                <text:p>5160</text:p>
                <draw:g>
                  <svg:desc>'Micro-array'.B12:'Micro-array'.B14</svg:desc>
                </draw:g>
              </table:table-cell>
              <table:table-cell office:value-type="float" office:value="22285">
                <text:p>22285</text:p>
                <draw:g>
                  <svg:desc>'Micro-array'.D12:'Micro-array'.D14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170">
                <text:p>10170</text:p>
              </table:table-cell>
              <table:table-cell office:value-type="float" office:value="57119">
                <text:p>5711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0190">
                <text:p>20190</text:p>
              </table:table-cell>
              <table:table-cell office:value-type="float" office:value="117931">
                <text:p>1179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Excel_20_bitmap_20_1" draw:display-name="Excel bitmap 1" xlink:href="Pictures/2000019800006D6000005208839D70C7.wmf" xlink:type="simple" xlink:show="embed" xlink:actuate="onLoad"/>
    <draw:fill-image draw:name="Excel_20_bitmap_20_2" draw:display-name="Excel bitmap 2" xlink:href="Pictures/2000021C00006D600000520860C654FD.wmf" xlink:type="simple" xlink:show="embed" xlink:actuate="onLoad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3pt" fo:font-weight="bold" style:font-size-asian="13pt" style:font-weight-asian="bold" style:font-size-complex="13pt" style:font-weight-complex="bold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family="Arial" fo:font-size="10.5pt" fo:font-weight="bold" style:font-size-asian="10.5pt" style:font-weight-asian="bold" style:font-size-complex="10.5pt" style:font-weight-complex="bold"/>
    </style:style>
    <style:style style:name="ch6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99cm" chart:symbol-height="0.299cm" chart:link-data-style-to-source="true"/>
      <style:graphic-properties svg:stroke-width="0.105cm" svg:stroke-color="#2300dc" draw:fill-color="#2300d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99cm" chart:symbol-height="0.299cm" chart:link-data-style-to-source="true"/>
      <style:graphic-properties svg:stroke-width="0.105cm" svg:stroke-color="#23ff23" draw:fill-color="#23ff2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11cm" svg:height="9.108cm" xlink:href=".." xlink:type="simple" chart:class="chart:line" chart:style-name="ch1">
        <chart:subtitle svg:x="0cm" svg:y="0cm" chart:style-name="ch2">
          <text:p/>
        </chart:subtitle>
        <chart:legend chart:legend-position="top" svg:x="5.752cm" svg:y="0.185cm" style:legend-expansion="wide" chart:style-name="ch3"/>
        <chart:plot-area chart:style-name="ch4" table:cell-range-address="Major.A13:Major.C18" chart:data-source-has-labels="both" svg:x="1.477cm" svg:y="1.071cm" svg:width="14.311cm" svg:height="6.73cm">
          <chartooo:coordinate-region svg:x="2.496cm" svg:y="1.297cm" svg:width="12.02cm" svg:height="5.831cm"/>
          <chart:axis chart:dimension="x" chart:name="primary-x" chart:style-name="ch5" chartooo:axis-type="auto">
            <chartooo:date-scale/>
            <chart:title svg:x="7.564cm" svg:y="7.983cm" chart:style-name="ch6">
              <text:p>Examples</text:p>
            </chart:title>
            <chart:categories table:cell-range-address="Major.A14:Major.A18"/>
          </chart:axis>
          <chart:axis chart:dimension="y" chart:name="primary-y" chart:style-name="ch7">
            <chart:title svg:x="0.451cm" svg:y="7.41cm" chart:style-name="ch8">
              <text:p> Average method size (bytes)</text:p>
            </chart:title>
            <chart:grid chart:style-name="ch9" chart:class="major"/>
          </chart:axis>
          <chart:series chart:style-name="ch10" chart:values-cell-range-address="Major.B14:Major.B18" chart:label-cell-address="Major.B13:Major.B13" chart:class="chart:line">
            <chart:data-point chart:repeated="5"/>
          </chart:series>
          <chart:series chart:style-name="ch11" chart:values-cell-range-address="Major.C14:Major.C18" chart:label-cell-address="Major.C13:Major.C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-gc</text:p>
                <draw:g>
                  <svg:desc>Major.B13:Major.B13</svg:desc>
                </draw:g>
              </table:table-cell>
              <table:table-cell office:value-type="string">
                <text:p>AGC</text:p>
                <draw:g>
                  <svg:desc>Major.C13:Major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emaker</text:p>
                <draw:g>
                  <svg:desc>Major.A14:Major.A18</svg:desc>
                </draw:g>
              </table:table-cell>
              <table:table-cell office:value-type="float" office:value="18.6740331491713">
                <text:p>18.6740331491713</text:p>
                <draw:g>
                  <svg:desc>Major.B14:Major.B18</svg:desc>
                </draw:g>
              </table:table-cell>
              <table:table-cell office:value-type="float" office:value="15.3922651933702">
                <text:p>15.3922651933702</text:p>
                <draw:g>
                  <svg:desc>Major.C14:Major.C18</svg:desc>
                </draw:g>
              </table:table-cell>
            </table:table-row>
            <table:table-row>
              <table:table-cell office:value-type="string">
                <text:p>Motor</text:p>
              </table:table-cell>
              <table:table-cell office:value-type="float" office:value="28.0909090909091">
                <text:p>28.0909090909091</text:p>
              </table:table-cell>
              <table:table-cell office:value-type="float" office:value="24.8805970149254">
                <text:p>24.8805970149254</text:p>
              </table:table-cell>
            </table:table-row>
            <table:table-row>
              <table:table-cell office:value-type="string">
                <text:p>conveyor controller</text:p>
              </table:table-cell>
              <table:table-cell office:value-type="float" office:value="38.037037037037">
                <text:p>38.037037037037</text:p>
              </table:table-cell>
              <table:table-cell office:value-type="float" office:value="33.9259259259259">
                <text:p>33.9259259259259</text:p>
              </table:table-cell>
            </table:table-row>
            <table:table-row>
              <table:table-cell office:value-type="string">
                <text:p>Hrtcs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Cruisecontrol</text:p>
              </table:table-cell>
              <table:table-cell office:value-type="float" office:value="15.2377622377622">
                <text:p>15.2377622377622</text:p>
              </table:table-cell>
              <table:table-cell office:value-type="float" office:value="12.4685314685315">
                <text:p>12.46853146853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3pt" fo:font-weight="bold" style:font-size-asian="13pt" style:font-weight-asian="bold" style:font-size-complex="13pt" style:font-weight-complex="bold"/>
    </style:style>
    <style:style style:name="ch4" style:family="chart">
      <style:chart-properties chart:percentage="true" chart:vertical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10010">
      <style:chart-properties chart:display-label="true" chart:logarithmic="false" chart:overlap="100" chart:reverse-direction="false" text:line-break="false" chart:link-data-style-to-source="true" chart:axis-position="1" chart:tick-mark-position="at-axis"/>
      <style:graphic-properties svg:stroke-color="#b3b3b3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chart:auto-position="true"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10010">
      <style:chart-properties chart:link-data-style-to-source="true"/>
      <style:graphic-properties svg:stroke-width="0.07cm" draw:fill-color="#23ff23"/>
      <style:text-properties fo:font-size="10pt" style:font-size-asian="10pt" style:font-size-complex="10pt"/>
    </style:style>
    <style:style style:name="ch11" style:family="chart">
      <style:chart-properties chart:solid-type="cuboid">
        <chart:label-separator>
          <text:p><text:line-break/></text:p>
        </chart:label-separator>
      </style:chart-properties>
      <style:graphic-properties draw:stroke="none" svg:stroke-width="0cm"/>
    </style:style>
    <style:style style:name="ch12" style:family="chart" style:data-style-name="N10010">
      <style:chart-properties chart:link-data-style-to-source="true"/>
      <style:graphic-properties svg:stroke-width="0.07cm" draw:fill="bitmap" draw:fill-image-name="Excel_20_bitmap_20_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.13cm" svg:height="9.003cm" xlink:href=".." xlink:type="simple" chart:class="chart:bar" chart:style-name="ch1">
        <chart:subtitle svg:x="0cm" svg:y="0cm" chart:style-name="ch2">
          <text:p/>
        </chart:subtitle>
        <chart:legend chart:legend-position="top" svg:x="6.287cm" svg:y="0.185cm" style:legend-expansion="wide" chart:style-name="ch3"/>
        <chart:plot-area chart:style-name="ch4" table:cell-range-address="Major.A5:Major.C10" chart:data-source-has-labels="both" svg:x="1.382cm" svg:y="1.069cm" svg:width="14.426cm" svg:height="6.724cm">
          <chartooo:coordinate-region svg:x="4.887cm" svg:y="1.069cm" svg:width="10.43cm" svg:height="6.024cm"/>
          <chart:axis chart:dimension="x" chart:name="primary-x" chart:style-name="ch5" chartooo:axis-type="auto">
            <chartooo:date-scale/>
            <chart:title svg:x="0.451cm" svg:y="5.315cm" chart:style-name="ch6">
              <text:p>Examples</text:p>
            </chart:title>
            <chart:categories table:cell-range-address="Major.A6:Major.A10"/>
          </chart:axis>
          <chart:axis chart:dimension="y" chart:name="primary-y" chart:style-name="ch7">
            <chart:title svg:x="6.864cm" svg:y="7.974cm" chart:style-name="ch8">
              <text:p>WCET (clock-cycles)</text:p>
            </chart:title>
            <chart:grid chart:style-name="ch9" chart:class="major"/>
          </chart:axis>
          <chart:series chart:style-name="ch10" chart:values-cell-range-address="Major.B6:Major.B10" chart:label-cell-address="Major.B5:Major.B5" chart:class="chart:bar">
            <chart:data-point chart:style-name="ch11"/>
            <chart:data-point chart:repeated="4"/>
          </chart:series>
          <chart:series chart:style-name="ch12" chart:values-cell-range-address="Major.C6:Major.C10" chart:label-cell-address="Major.C5:Major.C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-gc</text:p>
                <draw:g>
                  <svg:desc>Major.B5:Major.B5</svg:desc>
                </draw:g>
              </table:table-cell>
              <table:table-cell office:value-type="string">
                <text:p>AGC</text:p>
                <draw:g>
                  <svg:desc>Major.C5:Major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emaker</text:p>
                <draw:g>
                  <svg:desc>Major.A6:Major.A10</svg:desc>
                </draw:g>
              </table:table-cell>
              <table:table-cell office:value-type="float" office:value="14424205">
                <text:p>14424205</text:p>
                <draw:g>
                  <svg:desc>Major.B6:Major.B10</svg:desc>
                </draw:g>
              </table:table-cell>
              <table:table-cell office:value-type="float" office:value="19485761">
                <text:p>19485761</text:p>
                <draw:g>
                  <svg:desc>Major.C6:Major.C10</svg:desc>
                </draw:g>
              </table:table-cell>
            </table:table-row>
            <table:table-row>
              <table:table-cell office:value-type="string">
                <text:p>Motor</text:p>
              </table:table-cell>
              <table:table-cell office:value-type="float" office:value="2674">
                <text:p>2674</text:p>
              </table:table-cell>
              <table:table-cell office:value-type="float" office:value="1087387">
                <text:p>1087387</text:p>
              </table:table-cell>
            </table:table-row>
            <table:table-row>
              <table:table-cell office:value-type="string">
                <text:p>conveyor controller</text:p>
              </table:table-cell>
              <table:table-cell office:value-type="float" office:value="3325301">
                <text:p>3325301</text:p>
              </table:table-cell>
              <table:table-cell office:value-type="float" office:value="4048418">
                <text:p>4048418</text:p>
              </table:table-cell>
            </table:table-row>
            <table:table-row>
              <table:table-cell office:value-type="string">
                <text:p>Hrtcs 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Cruisecontrol</text:p>
              </table:table-cell>
              <table:table-cell office:value-type="float" office:value="2218493">
                <text:p>2218493</text:p>
              </table:table-cell>
              <table:table-cell office:value-type="float" office:value="2941605">
                <text:p>29416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Excel_20_bitmap_20_1" draw:display-name="Excel bitmap 1" xlink:href="Pictures/2000019800006D6000005208839D70C7.wmf" xlink:type="simple" xlink:show="embed" xlink:actuate="onLoad"/>
  </office:styles>
</office:document-styles>
</file>